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text-properties officeooo:rsid="002e8e27" officeooo:paragraph-rsid="002eab26"/>
    </style:style>
    <style:style style:name="P5" style:family="paragraph" style:parent-style-name="Text_20_body">
      <style:text-properties officeooo:rsid="002e8e27" officeooo:paragraph-rsid="0041005d"/>
    </style:style>
    <style:style style:name="P6" style:family="paragraph" style:parent-style-name="Text_20_body">
      <style:text-properties officeooo:rsid="001763b8" officeooo:paragraph-rsid="001763b8"/>
    </style:style>
    <style:style style:name="P7" style:family="paragraph" style:parent-style-name="Text_20_body">
      <style:text-properties officeooo:rsid="00428319" officeooo:paragraph-rsid="00428319"/>
    </style:style>
    <style:style style:name="P8" style:family="paragraph" style:parent-style-name="Text_20_body">
      <style:text-properties officeooo:rsid="00484b9f" officeooo:paragraph-rsid="00484b9f"/>
    </style:style>
    <style:style style:name="P9" style:family="paragraph" style:parent-style-name="Text_20_body">
      <style:text-properties officeooo:rsid="004af774" officeooo:paragraph-rsid="004af774"/>
    </style:style>
    <style:style style:name="P10" style:family="paragraph" style:parent-style-name="Text_20_body">
      <style:text-properties officeooo:rsid="004bad91" officeooo:paragraph-rsid="004bad91"/>
    </style:style>
    <style:style style:name="P11" style:family="paragraph" style:parent-style-name="Text_20_body">
      <style:text-properties officeooo:rsid="004c7926" officeooo:paragraph-rsid="004c7926"/>
    </style:style>
    <style:style style:name="P12" style:family="paragraph" style:parent-style-name="Text_20_body">
      <style:text-properties officeooo:rsid="0050b8f8" officeooo:paragraph-rsid="0050b8f8"/>
    </style:style>
    <style:style style:name="P13" style:family="paragraph" style:parent-style-name="Text_20_body">
      <style:text-properties officeooo:rsid="0057044d" officeooo:paragraph-rsid="0057044d"/>
    </style:style>
    <style:style style:name="P14" style:family="paragraph" style:parent-style-name="Text_20_body">
      <style:text-properties officeooo:rsid="005a7540" officeooo:paragraph-rsid="005a7540"/>
    </style:style>
    <style:style style:name="P15" style:family="paragraph" style:parent-style-name="Text_20_body">
      <style:text-properties officeooo:rsid="005e1ded" officeooo:paragraph-rsid="005e1ded"/>
    </style:style>
    <style:style style:name="P16" style:family="paragraph" style:parent-style-name="Text_20_body">
      <style:text-properties officeooo:rsid="005ea02b" officeooo:paragraph-rsid="005ea02b"/>
    </style:style>
    <style:style style:name="P17" style:family="paragraph" style:parent-style-name="Text_20_body">
      <style:text-properties officeooo:paragraph-rsid="005f6780"/>
    </style:style>
    <style:style style:name="P18" style:family="paragraph" style:parent-style-name="Text_20_body">
      <style:text-properties officeooo:rsid="0067ae21" officeooo:paragraph-rsid="0067ae21"/>
    </style:style>
    <style:style style:name="P19" style:family="paragraph" style:parent-style-name="Text_20_body">
      <style:text-properties officeooo:rsid="00697e31" officeooo:paragraph-rsid="006cd9db"/>
    </style:style>
    <style:style style:name="P20" style:family="paragraph" style:parent-style-name="Text_20_body">
      <style:text-properties officeooo:rsid="006a7a4b" officeooo:paragraph-rsid="006c1c7b"/>
    </style:style>
    <style:style style:name="P21" style:family="paragraph" style:parent-style-name="Text_20_body">
      <style:text-properties officeooo:rsid="00712bae" officeooo:paragraph-rsid="00712bae"/>
    </style:style>
    <style:style style:name="P22" style:family="paragraph" style:parent-style-name="Text_20_body">
      <style:text-properties officeooo:rsid="00462958" officeooo:paragraph-rsid="00462958"/>
    </style:style>
    <style:style style:name="P23" style:family="paragraph" style:parent-style-name="Text_20_body">
      <style:text-properties officeooo:paragraph-rsid="007ce6e9"/>
    </style:style>
    <style:style style:name="P24" style:family="paragraph" style:parent-style-name="Text_20_body">
      <style:text-properties officeooo:rsid="007cf34c" officeooo:paragraph-rsid="007cf34c"/>
    </style:style>
    <style:style style:name="P25" style:family="paragraph" style:parent-style-name="Text_20_body">
      <style:text-properties officeooo:rsid="007f892a" officeooo:paragraph-rsid="007f892a"/>
    </style:style>
    <style:style style:name="P26" style:family="paragraph" style:parent-style-name="Text_20_body">
      <style:text-properties officeooo:rsid="008496b5" officeooo:paragraph-rsid="008496b5"/>
    </style:style>
    <style:style style:name="P27" style:family="paragraph" style:parent-style-name="Text_20_body">
      <style:text-properties officeooo:paragraph-rsid="0087b914"/>
    </style:style>
    <style:style style:name="P28" style:family="paragraph" style:parent-style-name="Text_20_body">
      <style:text-properties officeooo:rsid="009037df" officeooo:paragraph-rsid="009037df"/>
    </style:style>
    <style:style style:name="P29" style:family="paragraph" style:parent-style-name="Text_20_body">
      <style:text-properties officeooo:rsid="00921532" officeooo:paragraph-rsid="00921532"/>
    </style:style>
    <style:style style:name="P30" style:family="paragraph" style:parent-style-name="Text_20_body">
      <style:text-properties officeooo:rsid="00921532" officeooo:paragraph-rsid="0094692f"/>
    </style:style>
    <style:style style:name="P31" style:family="paragraph" style:parent-style-name="Text_20_body">
      <style:text-properties officeooo:rsid="009a68e6" officeooo:paragraph-rsid="009a68e6"/>
    </style:style>
    <style:style style:name="P32" style:family="paragraph" style:parent-style-name="Text_20_body">
      <style:text-properties officeooo:rsid="009eb577" officeooo:paragraph-rsid="009eb577"/>
    </style:style>
    <style:style style:name="P33" style:family="paragraph" style:parent-style-name="Text_20_body">
      <style:text-properties officeooo:rsid="00a49a74" officeooo:paragraph-rsid="00a70916"/>
    </style:style>
    <style:style style:name="P34" style:family="paragraph" style:parent-style-name="Text_20_body">
      <style:text-properties officeooo:paragraph-rsid="00ac6e54"/>
    </style:style>
    <style:style style:name="P35" style:family="paragraph" style:parent-style-name="Text_20_body">
      <style:text-properties officeooo:paragraph-rsid="00b2636c"/>
    </style:style>
    <style:style style:name="P36" style:family="paragraph" style:parent-style-name="Text_20_body">
      <style:text-properties officeooo:paragraph-rsid="00b424ee"/>
    </style:style>
    <style:style style:name="P37" style:family="paragraph" style:parent-style-name="Text_20_body">
      <style:text-properties officeooo:paragraph-rsid="00b7cd80"/>
    </style:style>
    <style:style style:name="P38" style:family="paragraph" style:parent-style-name="Text_20_body">
      <style:text-properties officeooo:rsid="00b846d9" officeooo:paragraph-rsid="00b846d9"/>
    </style:style>
    <style:style style:name="P39" style:family="paragraph" style:parent-style-name="Text_20_body">
      <style:text-properties officeooo:rsid="00b846d9" officeooo:paragraph-rsid="00b8c4df"/>
    </style:style>
    <style:style style:name="P40" style:family="paragraph" style:parent-style-name="Text_20_body">
      <style:text-properties officeooo:paragraph-rsid="0085c52a"/>
    </style:style>
    <style:style style:name="P41" style:family="paragraph" style:parent-style-name="Text_20_body">
      <style:text-properties officeooo:rsid="00ba8f8b" officeooo:paragraph-rsid="00ba8f8b"/>
    </style:style>
    <style:style style:name="P42" style:family="paragraph" style:parent-style-name="Text_20_body">
      <style:text-properties officeooo:rsid="00c0a136" officeooo:paragraph-rsid="00c0a136"/>
    </style:style>
    <style:style style:name="P43" style:family="paragraph" style:parent-style-name="Text_20_body">
      <style:text-properties officeooo:rsid="00c0e5a5" officeooo:paragraph-rsid="00c0e5a5"/>
    </style:style>
    <style:style style:name="P44" style:family="paragraph" style:parent-style-name="Text_20_body">
      <style:text-properties officeooo:rsid="00c21a8c" officeooo:paragraph-rsid="00c21a8c"/>
    </style:style>
    <style:style style:name="P45" style:family="paragraph" style:parent-style-name="Text_20_body">
      <style:text-properties officeooo:rsid="00c31241" officeooo:paragraph-rsid="00c31241"/>
    </style:style>
    <style:style style:name="P46" style:family="paragraph" style:parent-style-name="Text_20_body">
      <style:text-properties officeooo:rsid="00c681b4" officeooo:paragraph-rsid="00c681b4"/>
    </style:style>
    <style:style style:name="P47" style:family="paragraph" style:parent-style-name="Text_20_body">
      <style:text-properties officeooo:rsid="00c8db08" officeooo:paragraph-rsid="00c8db08"/>
    </style:style>
    <style:style style:name="P48" style:family="paragraph" style:parent-style-name="Text_20_body">
      <style:text-properties officeooo:rsid="00cda072" officeooo:paragraph-rsid="00cda072"/>
    </style:style>
    <style:style style:name="P49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50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51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52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53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5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5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5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5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5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5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6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6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6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6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64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65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66" style:family="paragraph" style:parent-style-name="Preformatted_20_Text">
      <style:text-properties officeooo:rsid="00484b9f"/>
    </style:style>
    <style:style style:name="P67" style:family="paragraph" style:parent-style-name="Preformatted_20_Text">
      <style:paragraph-properties fo:margin-top="0in" fo:margin-bottom="0.1965in" style:contextual-spacing="false"/>
    </style:style>
    <style:style style:name="P68" style:family="paragraph" style:parent-style-name="Text_20_body" style:list-style-name="L1">
      <style:text-properties officeooo:rsid="00c0c020" officeooo:paragraph-rsid="00c0c020"/>
    </style:style>
    <style:style style:name="P69" style:family="paragraph" style:parent-style-name="Text_20_body" style:list-style-name="L1">
      <style:text-properties officeooo:rsid="00c0e5a5" officeooo:paragraph-rsid="00c0e5a5"/>
    </style:style>
    <style:style style:name="P70" style:family="paragraph" style:parent-style-name="Text_20_body" style:list-style-name="L2">
      <style:text-properties officeooo:rsid="00c21a8c" officeooo:paragraph-rsid="00c21a8c"/>
    </style:style>
    <style:style style:name="P71" style:family="paragraph" style:parent-style-name="Heading_20_1">
      <style:text-properties officeooo:paragraph-rsid="002ec831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84b9f"/>
    </style:style>
    <style:style style:name="T17" style:family="text">
      <style:text-properties officeooo:rsid="0048c015"/>
    </style:style>
    <style:style style:name="T18" style:family="text">
      <style:text-properties officeooo:rsid="004af774"/>
    </style:style>
    <style:style style:name="T19" style:family="text">
      <style:text-properties officeooo:rsid="004bad91"/>
    </style:style>
    <style:style style:name="T20" style:family="text">
      <style:text-properties officeooo:rsid="004f0c76"/>
    </style:style>
    <style:style style:name="T21" style:family="text">
      <style:text-properties officeooo:rsid="00513ee8"/>
    </style:style>
    <style:style style:name="T22" style:family="text">
      <style:text-properties officeooo:rsid="00530b9e"/>
    </style:style>
    <style:style style:name="T23" style:family="text">
      <style:text-properties officeooo:rsid="0054c0cb"/>
    </style:style>
    <style:style style:name="T24" style:family="text">
      <style:text-properties officeooo:rsid="0057044d"/>
    </style:style>
    <style:style style:name="T25" style:family="text">
      <style:text-properties officeooo:rsid="00570c09"/>
    </style:style>
    <style:style style:name="T26" style:family="text">
      <style:text-properties officeooo:rsid="005e321c"/>
    </style:style>
    <style:style style:name="T27" style:family="text">
      <style:text-properties officeooo:rsid="005f6780"/>
    </style:style>
    <style:style style:name="T28" style:family="text">
      <style:text-properties officeooo:rsid="0067d9cf"/>
    </style:style>
    <style:style style:name="T29" style:family="text">
      <style:text-properties officeooo:rsid="006b5f40"/>
    </style:style>
    <style:style style:name="T30" style:family="text">
      <style:text-properties officeooo:rsid="006c1c7b"/>
    </style:style>
    <style:style style:name="T31" style:family="text">
      <style:text-properties officeooo:rsid="006cd9db"/>
    </style:style>
    <style:style style:name="T32" style:family="text">
      <style:text-properties officeooo:rsid="007913e8"/>
    </style:style>
    <style:style style:name="T33" style:family="text">
      <style:text-properties officeooo:rsid="00831d65"/>
    </style:style>
    <style:style style:name="T34" style:family="text">
      <style:text-properties officeooo:rsid="008496b5"/>
    </style:style>
    <style:style style:name="T35" style:family="text">
      <style:text-properties officeooo:rsid="0087b914"/>
    </style:style>
    <style:style style:name="T36" style:family="text">
      <style:text-properties officeooo:rsid="00907f81"/>
    </style:style>
    <style:style style:name="T37" style:family="text">
      <style:text-properties officeooo:rsid="00914909"/>
    </style:style>
    <style:style style:name="T38" style:family="text">
      <style:text-properties officeooo:rsid="009329ce"/>
    </style:style>
    <style:style style:name="T39" style:family="text">
      <style:text-properties officeooo:rsid="00950e64"/>
    </style:style>
    <style:style style:name="T40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1" style:family="text">
      <style:text-properties officeooo:rsid="009707f2"/>
    </style:style>
    <style:style style:name="T42" style:family="text">
      <style:text-properties officeooo:rsid="009c2878"/>
    </style:style>
    <style:style style:name="T43" style:family="text">
      <style:text-properties officeooo:rsid="00a06f20"/>
    </style:style>
    <style:style style:name="T44" style:family="text">
      <style:text-properties officeooo:rsid="00a1ccf9"/>
    </style:style>
    <style:style style:name="T45" style:family="text">
      <style:text-properties officeooo:rsid="00a20b78"/>
    </style:style>
    <style:style style:name="T46" style:family="text">
      <style:text-properties officeooo:rsid="00a3bd22"/>
    </style:style>
    <style:style style:name="T47" style:family="text">
      <style:text-properties officeooo:rsid="00a6469d"/>
    </style:style>
    <style:style style:name="T48" style:family="text">
      <style:text-properties officeooo:rsid="00ac6e54"/>
    </style:style>
    <style:style style:name="T49" style:family="text">
      <style:text-properties officeooo:rsid="00b1cec0"/>
    </style:style>
    <style:style style:name="T50" style:family="text">
      <style:text-properties officeooo:rsid="00b2636c"/>
    </style:style>
    <style:style style:name="T51" style:family="text">
      <style:text-properties officeooo:rsid="00b424ee"/>
    </style:style>
    <style:style style:name="T52" style:family="text">
      <style:text-properties officeooo:rsid="00b60431"/>
    </style:style>
    <style:style style:name="T53" style:family="text">
      <style:text-properties officeooo:rsid="00b8c4df"/>
    </style:style>
    <style:style style:name="T54" style:family="text">
      <style:text-properties officeooo:rsid="00bb23e0"/>
    </style:style>
    <style:style style:name="T55" style:family="text">
      <style:text-properties officeooo:rsid="00bbd505"/>
    </style:style>
    <style:style style:name="T56" style:family="text">
      <style:text-properties officeooo:rsid="00c0c020"/>
    </style:style>
    <style:style style:name="T57" style:family="text">
      <style:text-properties officeooo:rsid="00c1e32f"/>
    </style:style>
    <style:style style:name="T58" style:family="text">
      <style:text-properties officeooo:rsid="00c22b3f"/>
    </style:style>
    <style:style style:name="T59" style:family="text">
      <style:text-properties officeooo:rsid="00c47553"/>
    </style:style>
    <style:style style:name="T60" style:family="text">
      <style:text-properties officeooo:rsid="00c56f86"/>
    </style:style>
    <style:style style:name="T61" style:family="text">
      <style:text-properties officeooo:rsid="00c756d8"/>
    </style:style>
    <style:style style:name="T62" style:family="text">
      <style:text-properties officeooo:rsid="00c94cad"/>
    </style:style>
    <style:style style:name="T63" style:family="text">
      <style:text-properties officeooo:rsid="00ca1206"/>
    </style:style>
    <style:style style:name="T64" style:family="text">
      <style:text-properties officeooo:rsid="00d37e78"/>
    </style:style>
    <style:style style:name="T65" style:family="text">
      <style:text-properties officeooo:rsid="00d4b3ca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52">我把毕业设计所做的程序命名为wdl。本文将详细解释wdl的工作原理，包括工作流程、多线程控制、任务管理等。</text:p>
      <text:p text:style-name="P52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53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49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50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50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51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6">BT：即BitTorrent协议。</text:p>
      <text:p text:style-name="P7">大小写：为了书写方便，很多专有名词都是全大写或者全小写，比如GTK+，GLIB等；但读者应该清楚，除非有特殊说明<text:span text:style-name="T18">，</text:span>Gtk+或者GLib具有相同的意思。</text:p>
      <text:p text:style-name="P20">源代码：当我说源代码路径时，都是相对于库的源代码根目录。比如，在GLIB章节说到源代码gib/gmain.c:3858表示<text:span text:style-name="T29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0">glib2.0-2.38.1</text:span></text:a><text:span text:style-name="T30">、</text:span><text:a xlink:type="simple" xlink:href="https://developer.gnome.org/gtk3/3.8/"><text:span text:style-name="T30">gtk+3.0-3.8.6</text:span></text:a><text:span text:style-name="T30">、</text:span><text:a xlink:type="simple" xlink:href="http://curl.haxx.se/download/curl-7.32.0.tar.bz2"><text:span text:style-name="T30">curl-7.32.0</text:span></text:a><text:span text:style-name="T30">、</text:span><text:a xlink:type="simple" xlink:href="http://download.transmissionbt.com/files/transmission-2.82.tar.xz"><text:span text:style-name="T30">transmission-2.82</text:span></text:a><text:span text:style-name="T30">。</text:span></text:p>
      <text:p text:style-name="P21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4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4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p text:style-name="Heading">2.1.1 GTK+命名规范</text:p>
      <text:p text:style-name="P14">在使用GTK+时，了解其命名规范是很有必要的。GTK+的命名规范其实是GNOME定义的。详细可以参考官方文档。本节做简单介绍。</text:p>
      <text:p text:style-name="P15">普通类型名：全小写，以'g'开头，比如gint，gchar。</text:p>
      <text:p text:style-name="P15"><text:soft-page-break/>类名：驼峰写法，首字母大写，比如GtkWindow,GdkEvent。</text:p>
      <text:p text:style-name="P15">函数名：小写夹下划线写法，以如gtk_main,gtk_window_new</text:p>
      <text:p text:style-name="P15">常数：大写夹下划线写法，比如GTK_WINDOW_TOPLEVEL,GTK_ORIENTATION_HORIZONTAL。</text:p>
      <text:p text:style-name="Heading">2.1.<text:span text:style-name="T25">2</text:span> GLIB</text:p>
      <text:p text:style-name="P5">GLIB不是<text:a xlink:type="simple" xlink:href="https://www.gnu.org/software/libc/">GLIBC</text:a><text:span text:style-name="T15">，两者有时会被混淆。GLIBC指的是GNU C library，有时也被称为gnulib。</text:span></text:p>
      <text:p text:style-name="P22">GLIB最初是GTK+的一部分，自GTK+2.0以后，开发者认为可以将GTK+中与GUI无关的部分独立出来，于是便有了GLIB。GLIB主要有5部分组成，分别是GObject、Glib、GModule、GThread和GIO。</text:p>
      <text:p text:style-name="P8">GObject是指GLib Object System，提供了C语言以及跨语言的面向对象框架。GTK+采用GObject面向对象的方式组织，一个典型的GTK+类继承树如下<text:span text:style-name="T17">。</text:span></text:p>
      <text:p text:style-name="Preformatted_20_Text"><text:s text:c="4"/><text:span text:style-name="T16">GObject</text:span></text:p>
      <text:p text:style-name="P66"><text:s text:c="8"/>GInitiallyUnowned</text:p>
      <text:p text:style-name="Preformatted_20_Text"><text:span text:style-name="T16"><text:s text:c="12"/></text:span><text:a xlink:type="simple" xlink:href="https://developer.gnome.org/gtk3/3.8/GtkWidget.html"><text:span text:style-name="T16">GtkWidget</text:span></text:a></text:p>
      <text:p text:style-name="Preformatted_20_Text"><text:span text:style-name="T16"><text:s text:c="16"/></text:span><text:a xlink:type="simple" xlink:href="https://developer.gnome.org/gtk3/3.8/GtkContainer.html"><text:span text:style-name="T16">GtkContainer</text:span></text:a></text:p>
      <text:p text:style-name="Preformatted_20_Text"><text:span text:style-name="T16"><text:s text:c="20"/></text:span><text:a xlink:type="simple" xlink:href="https://developer.gnome.org/gtk3/3.8/GtkBin.html"><text:span text:style-name="T16">GtkBin</text:span></text:a></text:p>
      <text:p text:style-name="Preformatted_20_Text"><text:span text:style-name="T16"><text:s text:c="24"/></text:span><text:a xlink:type="simple" xlink:href="https://developer.gnome.org/gtk3/3.8/GtkWindow.html"><text:span text:style-name="T16">GtkWindow</text:span></text:a></text:p>
      <text:p text:style-name="Preformatted_20_Text"><text:span text:style-name="T16"><text:s text:c="28"/></text:span><text:a xlink:type="simple" xlink:href="https://developer.gnome.org/gtk3/3.8/GtkDialog.html"><text:span text:style-name="T16">GtkDialog</text:span></text:a></text:p>
      <text:p text:style-name="Preformatted_20_Text"><text:span text:style-name="T16"><text:s text:c="32"/></text:span><text:a xlink:type="simple" xlink:href="https://developer.gnome.org/gtk3/3.8/GtkAboutDialog.html"><text:span text:style-name="T16">GtkAboutDialog</text:span></text:a></text:p>
      <text:p text:style-name="Preformatted_20_Text"><text:span text:style-name="T16"><text:s text:c="32"/></text:span><text:a xlink:type="simple" xlink:href="https://developer.gnome.org/gtk3/3.8/GtkAppChooserDialog.html"><text:span text:style-name="T16">GtkAppChooserDialog</text:span></text:a></text:p>
      <text:p text:style-name="Preformatted_20_Text"><text:span text:style-name="T16"><text:s text:c="32"/></text:span><text:a xlink:type="simple" xlink:href="https://developer.gnome.org/gtk3/3.8/GtkColorChooserDialog.html"><text:span text:style-name="T16">GtkColorChooserDialog</text:span></text:a></text:p>
      <text:p text:style-name="Preformatted_20_Text"><text:span text:style-name="T16"><text:s text:c="32"/></text:span><text:a xlink:type="simple" xlink:href="https://developer.gnome.org/gtk3/3.8/GtkColorSelectionDialog.html"><text:span text:style-name="T16">GtkColorSelectionDialog</text:span></text:a></text:p>
      <text:p text:style-name="Preformatted_20_Text"><text:span text:style-name="T16"><text:s text:c="32"/></text:span><text:a xlink:type="simple" xlink:href="https://developer.gnome.org/gtk3/3.8/GtkFileChooserDialog.html"><text:span text:style-name="T16">GtkFileChooserDialog</text:span></text:a></text:p>
      <text:p text:style-name="Preformatted_20_Text"><text:span text:style-name="T16"><text:s text:c="32"/></text:span><text:a xlink:type="simple" xlink:href="https://developer.gnome.org/gtk3/3.8/GtkFontChooserDialog.html"><text:span text:style-name="T16">GtkFontChooserDialog</text:span></text:a></text:p>
      <text:p text:style-name="Preformatted_20_Text"><text:span text:style-name="T16"><text:s text:c="32"/></text:span><text:a xlink:type="simple" xlink:href="https://developer.gnome.org/gtk3/3.8/GtkFontSelectionDialog.html"><text:span text:style-name="T16">GtkFontSelectionDialog</text:span></text:a></text:p>
      <text:p text:style-name="Preformatted_20_Text"><text:span text:style-name="T16"><text:s text:c="32"/></text:span><text:a xlink:type="simple" xlink:href="https://developer.gnome.org/gtk3/3.8/GtkMessageDialog.html"><text:span text:style-name="T16">GtkMessageDialog</text:span></text:a></text:p>
      <text:p text:style-name="Preformatted_20_Text"><text:span text:style-name="T16"><text:s text:c="32"/></text:span><text:a xlink:type="simple" xlink:href="https://developer.gnome.org/gtk3/3.8/GtkPageSetupUnixDialog.html"><text:span text:style-name="T16">GtkPageSetupUnixDialog</text:span></text:a></text:p>
      <text:p text:style-name="Preformatted_20_Text"><text:span text:style-name="T16"><text:s text:c="32"/></text:span><text:a xlink:type="simple" xlink:href="https://developer.gnome.org/gtk3/3.8/GtkPrintUnixDialog.html"><text:span text:style-name="T16">GtkPrintUnixDialog</text:span></text:a></text:p>
      <text:p text:style-name="Preformatted_20_Text"><text:span text:style-name="T16"><text:s text:c="32"/></text:span><text:a xlink:type="simple" xlink:href="https://developer.gnome.org/gtk3/3.8/GtkRecentChooserDialog.html"><text:span text:style-name="T16">GtkRecentChooserDialog</text:span></text:a></text:p>
      <text:p text:style-name="Preformatted_20_Text"><text:span text:style-name="T16"><text:s text:c="28"/></text:span><text:a xlink:type="simple" xlink:href="https://developer.gnome.org/gtk3/3.8/GtkApplicationWindow.html"><text:span text:style-name="T16">GtkApplicationWindow</text:span></text:a></text:p>
      <text:p text:style-name="Preformatted_20_Text"><text:span text:style-name="T16"><text:s text:c="28"/></text:span><text:a xlink:type="simple" xlink:href="https://developer.gnome.org/gtk3/3.8/GtkAssistant.html"><text:span text:style-name="T16">GtkAssistant</text:span></text:a></text:p>
      <text:p text:style-name="Preformatted_20_Text"><text:span text:style-name="T16"><text:s text:c="28"/></text:span><text:a xlink:type="simple" xlink:href="https://developer.gnome.org/gtk3/3.8/GtkOffscreenWindow.html"><text:span text:style-name="T16">GtkOffscreenWindow</text:span></text:a></text:p>
      <text:p text:style-name="Preformatted_20_Text"><text:span text:style-name="T16"><text:s text:c="28"/></text:span><text:a xlink:type="simple" xlink:href="https://developer.gnome.org/gtk3/3.8/GtkPlug.html"><text:span text:style-name="T16">GtkPlug</text:span></text:a></text:p>
      <text:p text:style-name="Preformatted_20_Text"><text:span text:style-name="T16"><text:s text:c="24"/></text:span><text:a xlink:type="simple" xlink:href="https://developer.gnome.org/gtk3/3.8/GtkAlignment.html"><text:span text:style-name="T16">GtkAlignment</text:span></text:a></text:p>
      <text:p text:style-name="Preformatted_20_Text"><text:span text:style-name="T16"><text:s text:c="24"/></text:span><text:a xlink:type="simple" xlink:href="https://developer.gnome.org/gtk3/3.8/GtkComboBox.html"><text:span text:style-name="T16">GtkComboBox</text:span></text:a></text:p>
      <text:p text:style-name="Preformatted_20_Text"><text:span text:style-name="T16"><text:s text:c="28"/></text:span><text:a xlink:type="simple" xlink:href="https://developer.gnome.org/gtk3/3.8/GtkAppChooserButton.html"><text:span text:style-name="T16">GtkAppChooserButton</text:span></text:a></text:p>
      <text:p text:style-name="Preformatted_20_Text"><text:span text:style-name="T16"><text:s text:c="28"/></text:span><text:a xlink:type="simple" xlink:href="https://developer.gnome.org/gtk3/3.8/GtkComboBoxText.html"><text:span text:style-name="T16">GtkComboBoxText</text:span></text:a></text:p>
      <text:p text:style-name="P67"><text:span text:style-name="T16"><text:s text:c="24"/></text:span><text:a xlink:type="simple" xlink:href="https://developer.gnome.org/gtk3/3.8/GtkFrame.html"><text:span text:style-name="T16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8">。wdl本身也采用GObject的面向对象框架。</text:span></text:p>
      <text:p text:style-name="P9">Glib（这里需要注意大小写）包含了一些通用的处理函数<text:span text:style-name="T19">，字符串处理，内存管理等。其中比较重要的是主循环的概念，后面将详细讨论。</text:span></text:p>
      <text:p text:style-name="P10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1">GThread顾名思义，提供了多线程的支持。</text:p>
      <text:p text:style-name="P11">GIO提供了较高层的文件系统API。</text:p>
      <text:p text:style-name="Heading"><text:soft-page-break/>2.1.3 Gobject 信号</text:p>
      <text:p text:style-name="P33">每个GObject对象可以注册多个信号，每个信号可以注册多个回调函数。在内部实现中<text:span text:style-name="T47">，每个信号都有一个信号ID表示，是一个guint类型的值。每个信号的回调函数用HandlerList结构表示，源代码gobject/gsignal.c：251</text:span></text:p>
      <text:p text:style-name="P59">struct _HandlerList </text:p>
      <text:p text:style-name="P59">{ </text:p>
      <text:p text:style-name="P59"><text:tab/>guint <text:s text:c="3"/>signal_id; <text:s text:c="53"/></text:p>
      <text:p text:style-name="P59"><text:tab/>Handler *handlers; </text:p>
      <text:p text:style-name="P59"><text:tab/>Handler *tail_before; <text:s/>/* normal signal handlers are appended here <text:s/>*/ </text:p>
      <text:p text:style-name="P59"><text:tab/>Handler *tail_after; <text:s text:c="2"/>/* CONNECT_AFTER handlers are appended here <text:s/>*/ </text:p>
      <text:p text:style-name="P59"><text:s/>}; </text:p>
      <text:p text:style-name="P34">Handler结构表示单个回调函数，本身实现为一个双向链表<text:span text:style-name="T49">，</text:span>源代码<text:span text:style-name="T48">gobject/gsignal.c：259。</text:span></text:p>
      <text:p text:style-name="P64"><text:s/><text:span text:style-name="T40">struct _Handler </text:span></text:p>
      <text:p text:style-name="P60">{ </text:p>
      <text:p text:style-name="P60"><text:tab/>gulong <text:s text:c="7"/>sequential_number; </text:p>
      <text:p text:style-name="P60"><text:tab/>Handler <text:s text:c="5"/>*next; </text:p>
      <text:p text:style-name="P60"><text:tab/>Handler <text:s text:c="5"/>*prev; </text:p>
      <text:p text:style-name="P60"><text:tab/>GQuark <text:s text:c="3"/>detail; </text:p>
      <text:p text:style-name="P60"><text:tab/>guint <text:s text:c="8"/>ref_count; </text:p>
      <text:p text:style-name="P60"><text:tab/>guint <text:s text:c="8"/>block_count : 16; </text:p>
      <text:p text:style-name="P60">#define HANDLER_MAX_BLOCK_COUNT (1 &lt;&lt; 16) </text:p>
      <text:p text:style-name="P60"><text:tab/>guint <text:s text:c="8"/>after : 1; </text:p>
      <text:p text:style-name="P60"><text:tab/>guint <text:s text:c="8"/>has_invalid_closure_notify : 1; </text:p>
      <text:p text:style-name="P60"><text:tab/>GClosure <text:s text:c="4"/>*closure; </text:p>
      <text:p text:style-name="P60">}; </text:p>
      <text:p text:style-name="P35">GClosure结构表示程序中的回调函数<text:span text:style-name="T50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6">信号与具体对象是的联系是通过一个全局静态的hash表指定的<text:span text:style-name="T51">。源代码gobject/gsignal.c：303</text:span></text:p>
      <text:p text:style-name="P61">static GHashTable <text:s text:c="3"/>*g_handler_list_bsa_ht = NULL;</text:p>
      <text:p text:style-name="P37">该hash表是gpointer<text:span text:style-name="T52">（其实是void *，C语言里的通用指针）和GBSearchArray的对应。</text:span></text:p>
      <text:p text:style-name="P38">GBSearchArray是二叉查找树结构，与具体对象相关的所有HandlerList结构。</text:p>
      <text:p text:style-name="P39"><text:soft-page-break/>因此<text:span text:style-name="T53">，指定具体对象，</text:span>先通过g_hash_table_lookup ()查找到GBsearchArray结构，再调用<text:span text:style-name="T53">g_bsearch_array_lookup()就可以找到该对象某个特定信号的处理函数。</text:span></text:p>
      <text:p text:style-name="Heading">2.1.<text:span text:style-name="T43">4</text:span> <text:span text:style-name="T20">GmainLoop</text:span></text:p>
      <text:p text:style-name="P12"><text:a xlink:type="simple" xlink:href="https://developer.gnome.org/glib/2.38/glib-The-Main-Event-Loop.html#GMainLoop"><text:span text:style-name="T23">GMainLoop</text:span></text:a>（the main event loop）管理GLIB和GTK+应用程序中所有事件的源<text:span text:style-name="T22">（sources）</text:span>。事件源可以理解为直接导致事件发生的对象<text:span text:style-name="T24">。</text:span>事件可以任意数量<text:span text:style-name="T21">，任意源；比如文件描述符（普通文件，管道或者套接字）或者定时器。一般用</text:span><text:a xlink:type="simple" xlink:href="https://developer.gnome.org/glib/2.38/glib-The-Main-Event-Loop.html#g-source-attach"><text:span text:style-name="T21">g_source_attach()</text:span></text:a><text:span text:style-name="T21">将一个新事件添加到GMainLoop中。</text:span></text:p>
      <text:p text:style-name="P12">为了让多个独立的源可以在不同线程中被处理<text:span text:style-name="T23">，每个源与一个</text:span><text:a xlink:type="simple" xlink:href="https://developer.gnome.org/glib/2.38/glib-The-Main-Event-Loop.html#GMainContext"><text:span text:style-name="T23">GMainContext</text:span></text:a><text:span text:style-name="T23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3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3">也可以添加空闲（idle）函数以及相关的优先级。没有更高优先级的事件要执行时就会被执行。</text:p>
      <text:p text:style-name="P13">GMainLoop表示一个主事件循环。使用<text:a xlink:type="simple" xlink:href="https://developer.gnome.org/glib/2.38/glib-The-Main-Event-Loop.html#g-main-loop-new">g_main_loop_new()</text:a>创建。添加了初始化的事件源后<text:span text:style-name="T26">，调用</text:span><text:a xlink:type="simple" xlink:href="https://developer.gnome.org/glib/2.38/glib-The-Main-Event-Loop.html#g-main-loop-run"><text:span text:style-name="T26">g_main_loop_run()</text:span></text:a><text:span text:style-name="T26">。这会不断检查事件源中的事件，然后执行。最后，其中一个事件中调用了</text:span><text:a xlink:type="simple" xlink:href="https://developer.gnome.org/glib/2.38/glib-The-Main-Event-Loop.html#g-main-loop-quit"><text:span text:style-name="T26">g_main_loop_quit()</text:span></text:a><text:span text:style-name="T26">就会退出主循环，也就是g_main_loop_run()将返回。</text:span></text:p>
      <text:p text:style-name="P16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6">GTK+中有一些函数是对GMainLoop的封装，比如gtk_main(),gtk_main_quit()和gtk_events_pending()。</text:p>
      <text:p text:style-name="P18">下面代码是GMainLoop的C结构体，一个GMainLoop只有一个GMainContext，一个GMainContext则可以关联多个事件源。可以看到<text:span text:style-name="T28">，GMainLoop只是GMainContext的简单封装，因此，很多时候可以将GMainLoop，也就是主循环直接看作GMainContext。</text:span></text:p>
      <text:p text:style-name="P54"><text:s/>struct _GMainLoop { </text:p>
      <text:p text:style-name="P54"><text:tab/>GMainContext *context; <text:s text:c="50"/></text:p>
      <text:p text:style-name="P54"><text:tab/>gboolean is_running; </text:p>
      <text:p text:style-name="P54"><text:tab/>gint ref_count; </text:p>
      <text:p text:style-name="P54"><text:s/>};</text:p>
      <text:p text:style-name="Text_20_body">下图表示一个<text:span text:style-name="T64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<text:soft-page-break/>初始化完成后进入准备就绪阶段<text:span text:style-name="T65">，然后轮询事件源，检测到事件发生就为其分配相应的任务然后执行。执行完成后，进入下一次循环。</text:span></text:p>
      <text:p text:style-name="Heading">2.1.<text:span text:style-name="T44">5</text:span> 创建新的事件源类型</text:p>
      <text:p text:style-name="P17"><text:span text:style-name="T27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7">g_source_new()</text:span></text:a><text:span text:style-name="T27">，需要指定对事件源具体操作的函数和事件源结构体的大小。</text:span></text:p>
      <text:p text:style-name="Heading">2.1.<text:span text:style-name="T45">6</text:span> 主循环过程</text:p>
      <text:p text:style-name="P19">所谓主循环过程，就是指当我们调用<text:a xlink:type="simple" xlink:href="https://developer.gnome.org/glib/2.38/glib-The-Main-Event-Loop.html#g-main-loop-run">g_main_loop_run()</text:a>时，究竟执行了什么。源代码在<text:span text:style-name="T31">glib/gmain.c:3858。g_main_loop_run()的前一部分主要做一些检查，多线程同步等。然后开始执行下面代码：</text:span></text:p>
      <text:p text:style-name="P55">g_atomic_int_inc (&amp;loop-&gt;ref_count); <text:tab/>/* 增加引用计数 */</text:p>
      <text:p text:style-name="P55">loop-&gt;is_running = TRUE; </text:p>
      <text:p text:style-name="P55">while (loop-&gt;is_running) </text:p>
      <text:p text:style-name="P55"><text:tab/>g_main_context_iterate (loop-&gt;context, TRUE, TRUE, self); </text:p>
      <text:p text:style-name="P23">可以看到，程序进入了由while控制的循环<text:span text:style-name="T32">。单步执行</text:span><text:a xlink:type="simple" xlink:href="https://developer.gnome.org/glib/2.38/glib-The-Main-Event-Loop.html#g-main-context-iteration"><text:span text:style-name="T32">g_main_context_iterate()</text:span></text:a><text:span text:style-name="T32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4"><text:soft-page-break/>因此g_main_loop_run()会在循环中不断执行，直到在一个事件中调用了g_mian_loop_quit()退出。</text:p>
      <text:p text:style-name="Heading">2.1.<text:span text:style-name="T46">7</text:span> GMainLoop在GTK+中</text:p>
      <text:p text:style-name="P25">下面是一个最小的GTK+应用程序，编译运行后将显示一个360x250大小的窗口。</text:p>
      <text:p text:style-name="P56">#include &lt;gtk/gtk.h&gt; </text:p>
      <text:p text:style-name="P56">int main(int argc, char *argv[]) </text:p>
      <text:p text:style-name="P56">{ </text:p>
      <text:p text:style-name="P56"><text:tab/>gtk_init(&amp;argc,&amp;argv); </text:p>
      <text:p text:style-name="P56"><text:tab/>GtkWidget *window=gtk_window_new(GTK_WINDOW_TOPLEVEL); </text:p>
      <text:p text:style-name="P56"><text:tab/>gtk_window_set_default_size(GTK_WINDOW(window),360,250); </text:p>
      <text:p text:style-name="P56"><text:tab/>gtk_window_set_position(GTK_WINDOW(window),GTK_WIN_POS_CENTER); </text:p>
      <text:p text:style-name="P56"><text:tab/>g_signal_connect(G_OBJECT(window),"destroy", </text:p>
      <text:p text:style-name="P56"><text:tab/><text:tab/><text:tab/><text:tab/>G_CALLBACK(gtk_main_quit),NULL); </text:p>
      <text:p text:style-name="P56"/>
      <text:p text:style-name="P56"><text:tab/>gtk_widget_show(window); </text:p>
      <text:p text:style-name="P56"><text:tab/>gtk_main(); </text:p>
      <text:p text:style-name="P56"><text:tab/>return 0; </text:p>
      <text:p text:style-name="P56">}</text:p>
      <text:p text:style-name="Text_20_body">本节将根据上述代码来解释GTK+的工作原理<text:span text:style-name="T33">。</text:span></text:p>
      <text:p text:style-name="P28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8"><text:a xlink:type="simple" xlink:href="https://developer.gnome.org/gtk3/3.8/GtkWindow.html#gtk-window-new">gtk_</text:a><text:a xlink:type="simple" xlink:href="https://developer.gnome.org/gtk3/3.8/GtkWindow.html#gtk-window-new"><text:span text:style-name="T36">window_new()</text:span></text:a><text:span text:style-name="T36">创建一个窗口，</text:span><text:a xlink:type="simple" xlink:href="https://developer.gnome.org/gtk3/3.8/GtkWindow.html#gtk-window-new"><text:span text:style-name="T36">gtk_window_set_default_size()</text:span></text:a><text:span text:style-name="T36">和</text:span><text:a xlink:type="simple" xlink:href="https://developer.gnome.org/gtk3/3.8/GtkWindow.html#gtk-window-new"><text:span text:style-name="T36">gtk_window_set_position()</text:span></text:a><text:span text:style-name="T36">分别设置该窗口的默认大小和所在位置。</text:span></text:p>
      <text:p text:style-name="P28">g_<text:span text:style-name="T37">signal_connect()为窗口注册回调函数，当'destroy'信号发出时（用户点击窗口关闭按钮）调用</text:span><text:a xlink:type="simple" xlink:href="https://developer.gnome.org/gtk3/3.8/gtk3-General.html#gtk-main-quit"><text:span text:style-name="T37">gtk_mian_quit()</text:span></text:a><text:span text:style-name="T37">，将退出程序。</text:span></text:p>
      <text:p text:style-name="P29">创建的窗口默认是不可见的，因此调用<text:a xlink:type="simple" xlink:href="https://developer.gnome.org/gtk3/3.8/GtkWidget.html#gtk-widget-show">gtk_widget_show()</text:a>显示窗口。</text:p>
      <text:p text:style-name="P30">最后调用<text:a xlink:type="simple" xlink:href="https://developer.gnome.org/gtk3/3.8/gtk3-General.html#gtk-main"><text:span text:style-name="T38">gtk_main()</text:span></text:a><text:span text:style-name="T38">，该函数启动GTK+内部的主循环，源代码gtk/gtkmain.c：1144。</text:span></text:p>
      <text:p text:style-name="P57">loop = g_main_loop_new (NULL, TRUE); </text:p>
      <text:p text:style-name="P57">main_loops = g_slist_prepend (main_loops, loop); </text:p>
      <text:p text:style-name="P57"/>
      <text:p text:style-name="P57">if (g_main_loop_is_running (main_loops-&gt;data)) </text:p>
      <text:p text:style-name="P57">{ </text:p>
      <text:p text:style-name="P57"><text:s text:c="4"/>gdk_threads_leave (); <text:tab/>/* 为了兼容低版本<text:span text:style-name="T39">GTK+，现在可以不用考虑 <text:s/>*/</text:span></text:p>
      <text:p text:style-name="P57"><text:soft-page-break/><text:s text:c="4"/>g_main_loop_run (loop); </text:p>
      <text:p text:style-name="P58"><text:s text:c="4"/>gdk_threads_enter (); <text:tab/>/* 为了兼容低版本<text:span text:style-name="T39">GTK+，现在可以不用考虑 <text:s/>*/</text:span></text:p>
      <text:p text:style-name="P57"><text:s text:c="4"/>gdk_flush (); </text:p>
      <text:p text:style-name="P57">}</text:p>
      <text:p text:style-name="Text_20_body">调用<text:span text:style-name="T41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31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31">同时<text:span text:style-name="T42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2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26">wdl使用libcurl来完成HTTP和FTP的数据传输。本节将讨论HTTP和FTP协议，以及libcurl的使用。</text:p>
      <text:p text:style-name="Heading">2.2.1 HTTP</text:p>
      <text:p text:style-name="P40"><text:span text:style-name="T34">HTTP即超文本传输协议（</text:span>Hyper Text Transfer Protocol<text:span text:style-name="T34">）。本小节讨论HTTP的协议内容，将不会讨论HTTP引出的一些扩展概念，比如URL、Web、链接管理、缓存、代理等，关于这方面的详细信息可以参考《HTTP权威指南》，同时我也假设读者在这方面有了一定的知识背景。</text:span></text:p>
      <text:p text:style-name="P41">Web内容都是存储在Web服务器上的。Web服务器所使用的是HTTP协议，因此经常会被称为HTTP服务器。这些HTTP服务器存储了互联网中的数据，如果HTTP客户端请求的话，它们就提供数据。</text:p>
      <text:p text:style-name="P41">浏览一个页面时<text:span text:style-name="T54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41">一个<text:span text:style-name="T55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41"/>
      <text:p text:style-name="P42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<text:soft-page-break/>HTTP支持几种不同的请求命令，这些命令称为HTTP方法（HTTP method）。每条<text:span text:style-name="T56">HTTP请求都包含一个方法。这些方法告诉服务器要执行什么动作（获取页面，运行一个网关程序或者删除一个文件等）。五种常见的方法分别为</text:span></text:p>
      <text:list xml:id="list1544240600832867081" text:style-name="L1">
        <text:list-item>
          <text:p text:style-name="P68">GET<text:tab/>从服务器向客户端发送指定的资源</text:p>
        </text:list-item>
        <text:list-item>
          <text:p text:style-name="P68">PUT<text:tab/>将来自客户端的数据存储到一个指定的服务器的资源中去</text:p>
        </text:list-item>
        <text:list-item>
          <text:p text:style-name="P68">DELETE<text:tab/>从服务器中删除命名资源</text:p>
        </text:list-item>
        <text:list-item>
          <text:p text:style-name="P69">POST<text:tab/>将客户端数据发送到一个服务器网管应用程序</text:p>
        </text:list-item>
        <text:list-item>
          <text:p text:style-name="P69">HEAD<text:tab/>仅发送响应中的HTTP首部</text:p>
        </text:list-item>
      </text:list>
      <text:p text:style-name="P43">每条<text:span text:style-name="T57">HTTP响应报文返回时都会携带一个状态码。状态码是一个三位数的值，表示客户端请求的结果。</text:span></text:p>
      <text:list xml:id="list7129794045472838660" text:style-name="L2">
        <text:list-item>
          <text:p text:style-name="P70">100 ～ 199<text:tab/>信息性状态码</text:p>
        </text:list-item>
        <text:list-item>
          <text:p text:style-name="P70">200 ~ 299<text:tab/>成功状态码，最常见的是200。</text:p>
        </text:list-item>
        <text:list-item>
          <text:p text:style-name="P70">300 ～ 399<text:tab/>重定向状态码，表示所请求的资源已经移动了位置，请客户端重新使用新位置请求。</text:p>
        </text:list-item>
        <text:list-item>
          <text:p text:style-name="P70">400 ～ 499<text:tab/>客户端错误状态码，一般是客户端发送了错误的请求；最常见的是404，服务器无法 找到指定的资源。</text:p>
        </text:list-item>
        <text:list-item>
          <text:p text:style-name="P70">500 ～ 599<text:tab/>服务器错误状态吗，客户端发送了有效的请求，但服务器自身却出现了问题。</text:p>
        </text:list-item>
      </text:list>
      <text:p text:style-name="P44">一般认为大于等于<text:span text:style-name="T58">400的状态吗表示请求失败，反之表示请求有效。</text:span>伴随着每个状态码，HTTP响应中还会有一条解释性的内容。在上述例子中是“OK”，如果是404则一般是“Not Found”。</text:p>
      <text:p text:style-name="P45">HTTP报文是由一行一行的简单字符串组成的，都是纯文本。下图显示了一个简单事务使用的HTTP报文。</text:p>
      <text:p text:style-name="P45"/>
      <text:p text:style-name="P45"><draw:frame draw:style-name="fr4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<text:soft-page-break/>报文的第一行就是起始行<text:span text:style-name="T59">，在请求报文中用来说明请求什么，在响应报文中说明发生了什么情况，用\r\n分割。</text:span></text:p>
      <text:p text:style-name="P45">起始行后面有零个或者多个首部字段<text:span text:style-name="T60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6">HTTP首部之后跟着消息主体<text:span text:style-name="T61">，请求和响应依据具体情况都可以没有消息主体，但响应一般都会有。</text:span></text:p>
      <text:p text:style-name="P47">HTTP起始行中还有一个HTTP版本号，现在一般都用HTTP/1.1或者HTTP/1.0，差别主要在支持的首部上，这已经超出了本书的讨论范围。在本文中<text:span text:style-name="T62">，所有的HTTP报文都采用HTTP/1.1。</text:span></text:p>
      <text:p text:style-name="P47">下面是我写的一个简单socket程序<text:span text:style-name="T63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62">#include &lt;stdio.h&gt; </text:p>
      <text:p text:style-name="P62">#include &lt;stdlib.h&gt; </text:p>
      <text:p text:style-name="P62">#include &lt;unistd.h&gt; </text:p>
      <text:p text:style-name="P62">#include &lt;string.h&gt; </text:p>
      <text:p text:style-name="P62">#include &lt;sys/types.h&gt; </text:p>
      <text:p text:style-name="P62">#include &lt;sys/socket.h&gt; </text:p>
      <text:p text:style-name="P62">#include &lt;netdb.h&gt; </text:p>
      <text:p text:style-name="P62">#include &lt;libsoup/soup.h&gt; </text:p>
      <text:p text:style-name="P62">#include &lt;errno.h&gt; </text:p>
      <text:p text:style-name="P62"/>
      <text:p text:style-name="P62">int main(int argc, char *argv[]) </text:p>
      <text:p text:style-name="P62">{ </text:p>
      <text:p text:style-name="P62"><text:soft-page-break/><text:tab/>if(argc!=2){ </text:p>
      <text:p text:style-name="P62"><text:tab/><text:tab/>fprintf(stderr,"Usage: hget url\n"); </text:p>
      <text:p text:style-name="P62"><text:tab/><text:tab/>return 0; </text:p>
      <text:p text:style-name="P62"><text:tab/>} </text:p>
      <text:p text:style-name="P62"/>
      <text:p text:style-name="P62"><text:tab/>SoupURI *url=soup_uri_new(argv[1]); </text:p>
      <text:p text:style-name="P62"><text:tab/>if(url==NULL){ </text:p>
      <text:p text:style-name="P62"><text:tab/><text:tab/>fprintf(stderr,"Invalid URL!\n"); </text:p>
      <text:p text:style-name="P62"><text:tab/><text:tab/>return -1; </text:p>
      <text:p text:style-name="P62"><text:tab/>}else if(strcmp("http",soup_uri_get_scheme(url))){ </text:p>
      <text:p text:style-name="P62"><text:tab/><text:tab/>fprintf(stderr,"Only HTTP is supported!\n"); </text:p>
      <text:p text:style-name="P62"><text:tab/><text:tab/>return -2; </text:p>
      <text:p text:style-name="P62"><text:tab/>} </text:p>
      <text:p text:style-name="P62"><text:tab/>/* 解析主机地址 */ </text:p>
      <text:p text:style-name="P62"><text:tab/>struct addrinfo hints; </text:p>
      <text:p text:style-name="P62"><text:tab/>struct addrinfo *res=NULL; </text:p>
      <text:p text:style-name="P62"><text:tab/>memset(&amp;hints,0,sizeof(struct addrinfo)); </text:p>
      <text:p text:style-name="P62"><text:tab/>hints.ai_family=AF_UNSPEC; <text:tab/>/* Allow IPv4 or IPv6 */ </text:p>
      <text:p text:style-name="P62"><text:tab/>hints.ai_socktype=SOCK_STREAM; /* <text:s/>Stream socket */ </text:p>
      <text:p text:style-name="P62"><text:tab/>hints.ai_flags=0; </text:p>
      <text:p text:style-name="P62"><text:tab/>hints.ai_protocol=0; <text:tab/><text:tab/>/* Any protocol */ </text:p>
      <text:p text:style-name="P62"><text:tab/>if(getaddrinfo(soup_uri_get_host(url), "http", &amp;hints,&amp;res)){ </text:p>
      <text:p text:style-name="P62"><text:tab/><text:tab/>perror("Invalid host"); </text:p>
      <text:p text:style-name="P62"><text:tab/><text:tab/>return -3; </text:p>
      <text:p text:style-name="P62"><text:tab/>} </text:p>
      <text:p text:style-name="P62"><text:tab/>int sockfd=socket(res-&gt;ai_family,res-&gt;ai_socktype,res-&gt;ai_protocol); </text:p>
      <text:p text:style-name="P62"><text:tab/>if(socket&lt;0){ </text:p>
      <text:p text:style-name="P62"><text:tab/><text:tab/>perror("Fail to create socket"); </text:p>
      <text:p text:style-name="P62"><text:tab/><text:tab/>return -4; </text:p>
      <text:p text:style-name="P62"><text:tab/>} </text:p>
      <text:p text:style-name="P62"><text:tab/>/* 发起socket链接 <text:s/>*/</text:p>
      <text:p text:style-name="P62"><text:tab/>if(connect(sockfd,res-&gt;ai_addr,res-&gt;ai_addrlen)){ </text:p>
      <text:p text:style-name="P62"><text:tab/><text:tab/>perror("Fail to connect"); </text:p>
      <text:p text:style-name="P62"><text:tab/><text:tab/>return -5; </text:p>
      <text:p text:style-name="P62"><text:soft-page-break/><text:tab/>} </text:p>
      <text:p text:style-name="P62"><text:tab/>/* 构造HTTP请求报文 */ </text:p>
      <text:p text:style-name="P62"><text:tab/>char request[4096]; </text:p>
      <text:p text:style-name="P62"><text:tab/>snprintf(request,4096,"GET %s HTTP/1.1\r\n" </text:p>
      <text:p text:style-name="P62"><text:tab/><text:tab/><text:tab/><text:tab/>"Host: %s\r\nAccept: */*\r\nConnection: close\r\n\r\n", </text:p>
      <text:p text:style-name="P62"><text:tab/><text:tab/><text:tab/><text:tab/>soup_uri_get_path(url),soup_uri_get_host(url)); </text:p>
      <text:p text:style-name="P62"><text:tab/>/* 发送HTTP请求报文 */ </text:p>
      <text:p text:style-name="P62"><text:tab/>write(sockfd,request,strlen(request)); </text:p>
      <text:p text:style-name="P62"><text:tab/>char response[4096]; </text:p>
      <text:p text:style-name="P62"><text:tab/>int n; </text:p>
      <text:p text:style-name="P62"><text:tab/>/* 读取HTTP响应并输出到标准输出 */ </text:p>
      <text:p text:style-name="P62"><text:tab/>while((n=read(sockfd,response,4096))&gt;0){ </text:p>
      <text:p text:style-name="P62"><text:tab/><text:tab/>write(STDOUT_FILENO,response,n); </text:p>
      <text:p text:style-name="P62"><text:tab/>} </text:p>
      <text:p text:style-name="P62"/>
      <text:p text:style-name="P62"><text:tab/>freeaddrinfo(res); </text:p>
      <text:p text:style-name="P62"><text:tab/>/* 关闭套接字 */ </text:p>
      <text:p text:style-name="P62"><text:tab/>close(sockfd); </text:p>
      <text:p text:style-name="P62"><text:tab/>return 0; </text:p>
      <text:p text:style-name="P62">}</text:p>
      <text:p text:style-name="P48">运行结果如下：</text:p>
      <text:p text:style-name="P63">$./a.out <text:a xlink:type="simple" xlink:href="http://www.baidu.com/">http://www.baidu.com</text:a></text:p>
      <text:p text:style-name="P65">HTTP/1.1 200 OK </text:p>
      <text:p text:style-name="P63">Date: Sun, 23 Mar 2014 10:38:15 GMT </text:p>
      <text:p text:style-name="P63">Content-Type: text/html </text:p>
      <text:p text:style-name="P63">Transfer-Encoding: chunked </text:p>
      <text:p text:style-name="P63">Connection: Close </text:p>
      <text:p text:style-name="P63">Vary: Accept-Encoding </text:p>
      <text:p text:style-name="P63">Set-Cookie: BAIDUID=C6099A3FCCEC016FD7C78B679511F0F8:FG=1; expires=Thu, 31-Dec-37 23:55:55 GMT; max-age=2147483647; path=/; domain=.baidu.com </text:p>
      <text:p text:style-name="P63">Set-Cookie: BDSVRTM=0; path=/ </text:p>
      <text:p text:style-name="P63">Set-Cookie: H_PS_PSSID=5229_1435_5224_5722_4261_5565_4759_5659; path=/; domain=.baidu.com </text:p>
      <text:p text:style-name="P63">P3P: CP=" OTI DSP COR IVA OUR IND COM " </text:p>
      <text:p text:style-name="P63">Expires: Sun, 23 Mar 2014 10:38:00 GMT </text:p>
      <text:p text:style-name="P63"><text:soft-page-break/>Cache-Control: private </text:p>
      <text:p text:style-name="P63">Server: BWS/1.1 </text:p>
      <text:p text:style-name="P63">BDPAGETYPE: 1 </text:p>
      <text:p text:style-name="P63">BDQID: 0xcc97b76d0023d327 </text:p>
      <text:p text:style-name="P63">BDUSERID: 0 </text:p>
      <text:p text:style-name="P63"/>
      <text:p text:style-name="P63">405e </text:p>
      <text:p text:style-name="P63">&lt;!DOCTYPE html&gt;&lt;!--STATUS OK--&gt;&lt;html&gt;&lt;head&gt;&lt;meta http-equiv="content-type" content="text/html;charset=utf-8"&gt;&lt;link rel="dns-prefetch.....&lt;省略&gt;</text:p>
      <text:p text:style-name="Heading">2.2.2 FTP</text:p>
      <text:p text:style-name="P27"><text:span text:style-name="T35">FTP即文件传输协议（</text:span>File Transfer Protocol<text:span text:style-name="T35">）</text:span>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71" text:outline-level="1"><text:bookmark-start text:name="__RefHeading__239_1157848091"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3T19:13:49.680277425</dc:date>
    <dc:creator>Wiky L</dc:creator>
    <meta:editing-duration>PT18H19M40S</meta:editing-duration>
    <meta:editing-cycles>219</meta:editing-cycles>
    <meta:generator>LibreOffice/4.1.3.2$Linux_X86_64 LibreOffice_project/410m0$Build-2</meta:generator>
    <meta:document-statistic meta:table-count="0" meta:image-count="0" meta:object-count="4" meta:page-count="13" meta:paragraph-count="272" meta:word-count="5146" meta:character-count="12106" meta:non-whitespace-character-count="107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